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FreeMono1" svg:font-family="FreeMono" style:font-adornments="Bold" style:font-family-generic="modern" style:font-pitch="fixed"/>
    <style:font-face style:name="Liberation Mono" svg:font-family="'Liberation Mono'" style:font-family-generic="modern" style:font-pitch="fixed"/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4a72" officeooo:paragraph-rsid="001a4a72"/>
    </style:style>
    <style:style style:name="P2" style:family="paragraph" style:parent-style-name="Standard">
      <style:text-properties style:font-name="Liberation Mono" fo:font-size="28pt" officeooo:rsid="001a4a72" officeooo:paragraph-rsid="001a4a72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fo:font-weight="bold" officeooo:rsid="001a4a72" officeooo:paragraph-rsid="001b8e6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fa860"/>
    </style:style>
    <style:style style:name="P5" style:family="paragraph" style:parent-style-name="Standard">
      <style:paragraph-properties fo:text-align="start" style:justify-single-word="false"/>
      <style:text-properties officeooo:rsid="001fa860" officeooo:paragraph-rsid="001fa860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6pt" fo:font-weight="bold" officeooo:rsid="001fa860" officeooo:paragraph-rsid="001fa860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Droid Sans Fallback" fo:font-size="16pt" style:text-underline-style="solid" style:text-underline-width="auto" style:text-underline-color="font-color" fo:font-weight="bold" officeooo:rsid="001a4a72" officeooo:paragraph-rsid="001a4a72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rsid="00210d1d" officeooo:paragraph-rsid="00210d1d"/>
    </style:style>
    <style:style style:name="P9" style:family="paragraph" style:parent-style-name="Standard">
      <style:text-properties fo:font-weight="normal" officeooo:rsid="001a4a72" officeooo:paragraph-rsid="001a4a7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b3800" officeooo:paragraph-rsid="001b3800" style:font-weight-asian="normal" style:font-weight-complex="normal"/>
    </style:style>
    <style:style style:name="P11" style:family="paragraph" style:parent-style-name="Standard">
      <style:text-properties fo:font-weight="normal" officeooo:rsid="001b3800" officeooo:paragraph-rsid="001a4a72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1d79f5" officeooo:paragraph-rsid="001d79f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fa860" officeooo:paragraph-rsid="001fa860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weight="normal" officeooo:rsid="001fa860" officeooo:paragraph-rsid="001fa860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weight="normal" officeooo:paragraph-rsid="001fa86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paragraph-rsid="001fa86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FreeSans" fo:font-size="18pt" fo:font-weight="bold" officeooo:rsid="001de48b" officeooo:paragraph-rsid="001de48b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FreeSans" fo:font-size="16pt" fo:font-weight="bold" officeooo:rsid="001de48b" officeooo:paragraph-rsid="001de48b" style:font-size-asian="16pt" style:font-weight-asian="bold" style:font-size-complex="16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FreeMono" fo:font-weight="normal" officeooo:rsid="001de48b" officeooo:paragraph-rsid="001de48b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FreeMono" fo:font-weight="normal" officeooo:rsid="00210d1d" officeooo:paragraph-rsid="00210d1d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1fa860"/>
    </style:style>
    <style:style style:name="P22" style:family="paragraph" style:parent-style-name="Standard" style:list-style-name="L5">
      <style:paragraph-properties fo:text-align="start" style:justify-single-word="false"/>
      <style:text-properties officeooo:paragraph-rsid="001fa860"/>
    </style:style>
    <style:style style:name="P23" style:family="paragraph" style:parent-style-name="Standard" style:list-style-name="L6">
      <style:paragraph-properties fo:text-align="start" style:justify-single-word="false"/>
      <style:text-properties officeooo:paragraph-rsid="001fa860"/>
    </style:style>
    <style:style style:name="P24" style:family="paragraph" style:parent-style-name="Standard" style:list-style-name="L3">
      <style:paragraph-properties fo:text-align="start" style:justify-single-word="false"/>
      <style:text-properties officeooo:rsid="001fa860" officeooo:paragraph-rsid="001fa860"/>
    </style:style>
    <style:style style:name="P25" style:family="paragraph" style:parent-style-name="Standard" style:list-style-name="L4">
      <style:paragraph-properties fo:text-align="start" style:justify-single-word="false"/>
      <style:text-properties officeooo:rsid="001fa860" officeooo:paragraph-rsid="001fa860"/>
    </style:style>
    <style:style style:name="P26" style:family="paragraph" style:parent-style-name="Standard" style:list-style-name="L7">
      <style:paragraph-properties fo:text-align="start" style:justify-single-word="false"/>
      <style:text-properties style:font-name="Liberation Serif" fo:font-weight="normal" officeooo:rsid="00210d1d" officeooo:paragraph-rsid="00210d1d" style:font-weight-asian="normal" style:font-weight-complex="normal"/>
    </style:style>
    <style:style style:name="P27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3800" style:font-weight-asian="normal" style:font-weight-complex="normal"/>
    </style:style>
    <style:style style:name="T3" style:family="text">
      <style:text-properties fo:font-weight="normal" officeooo:rsid="001b8e6b" style:font-weight-asian="normal" style:font-weight-complex="normal"/>
    </style:style>
    <style:style style:name="T4" style:family="text">
      <style:text-properties fo:font-weight="normal" officeooo:rsid="001fa860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a860" style:font-weight-asian="bold" style:font-weight-complex="bold"/>
    </style:style>
    <style:style style:name="T7" style:family="text">
      <style:text-properties fo:font-weight="bold" style:font-weight-asian="normal" style:font-weight-complex="normal"/>
    </style:style>
    <style:style style:name="T8" style:family="text">
      <style:text-properties officeooo:rsid="001d79f5"/>
    </style:style>
    <style:style style:name="T9" style:family="text">
      <style:text-properties style:font-name="FreeMono1" fo:font-weight="bold" officeooo:rsid="001fa860" style:font-weight-asian="bold" style:font-weight-complex="bold"/>
    </style:style>
    <style:style style:name="T10" style:family="text">
      <style:text-properties style:font-name="FreeMono" fo:font-weight="bold" style:font-weight-asian="bold" style:font-weight-complex="bold"/>
    </style:style>
    <style:style style:name="T11" style:family="text">
      <style:text-properties style:font-name="FreeMono" fo:font-weight="bold" style:font-weight-asian="normal" style:font-weight-complex="normal"/>
    </style:style>
    <style:style style:name="T12" style:family="text">
      <style:text-properties style:font-name="FreeMono" fo:font-weight="normal" style:font-weight-asian="normal" style:font-weight-complex="normal"/>
    </style:style>
    <style:style style:name="T13" style:family="text">
      <style:text-properties style:font-name="Liberation Serif" fo:font-weight="normal" style:font-weight-asian="normal" style:font-weight-complex="normal"/>
    </style:style>
    <style:style style:name="T14" style:family="text">
      <style:text-properties style:font-name="Liberation Serif" fo:font-weight="normal" officeooo:rsid="00210d1d" style:font-weight-asian="normal" style:font-weight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roject <text:span text:style-name="T8">Description</text:span></text:p>
      <text:p text:style-name="P1"><draw:line text:anchor-type="paragraph" draw:z-index="0" draw:name="Shape1" draw:style-name="gr1" draw:text-style-name="P27" svg:x1="-0.178cm" svg:y1="0.18cm" svg:x2="17.417cm" svg:y2="0.048cm"><text:p/></draw:line></text:p>
      <text:p text:style-name="P7">Improvised Malloc Design</text:p>
      <text:p text:style-name="P9">- Implementing a memory allocator for the heap of a user-level process..</text:p>
      <text:p text:style-name="P3"><text:span text:style-name="T1">- </text:span><text:span text:style-name="T3">The f</text:span><text:span text:style-name="T2">unctions Mem_Alloc() and Mem_Free() are similar to traditional malloc() and free() but</text:span></text:p>
      <text:p text:style-name="P3"><text:span text:style-name="T2"><text:s text:c="2"/></text:span><text:span text:style-name="T3">come </text:span><text:span text:style-name="T2">with certain improvements.</text:span></text:p>
      <text:p text:style-name="P10"/>
      <text:p text:style-name="P17"/>
      <text:p text:style-name="P18"><draw:line text:anchor-type="paragraph" draw:z-index="2" draw:name="Shape2" draw:style-name="gr1" draw:text-style-name="P27" svg:x1="-0.178cm" svg:y1="0.86cm" svg:x2="17.39cm" svg:y2="0.728cm"><text:p/></draw:line>Functions Implemented</text:p>
      <text:p text:style-name="P17"/>
      <text:list xml:id="list1058408242" text:style-name="L1">
        <text:list-item>
          <text:p text:style-name="P19">void Mem_Init(int regionSize)</text:p>
        </text:list-item>
        <text:list-item>
          <text:p text:style-name="P19">void *Mem_Alloc(int size)</text:p>
        </text:list-item>
        <text:list-item>
          <text:p text:style-name="P19">int *Mem_Free(void *ptr)</text:p>
        </text:list-item>
        <text:list-item>
          <text:p text:style-name="P19">int Mem_isValid(void *ptr)</text:p>
        </text:list-item>
        <text:list-item>
          <text:p text:style-name="P19">int Mem_GetSize(void *ptr)</text:p>
        </text:list-item>
        <text:list-item>
          <text:p text:style-name="P20">void Merge(void *ptr)</text:p>
          <text:p text:style-name="P12"/>
        </text:list-item>
      </text:list>
      <text:p text:style-name="P6"/>
      <text:p text:style-name="P6">Descriptions of Functions</text:p>
      <text:p text:style-name="P13"><draw:line text:anchor-type="paragraph" draw:z-index="1" draw:name="Shape3" draw:style-name="gr1" draw:text-style-name="P27" svg:x1="-0.125cm" svg:y1="0.219cm" svg:x2="17.576cm" svg:y2="0.007cm"><text:p/></draw:line></text:p>
      <text:p text:style-name="P4"><text:span text:style-name="T4">1. </text:span><text:span text:style-name="T9">void Mem_Init(int regionSize)</text:span></text:p>
      <text:list xml:id="list3736187369" text:style-name="L2">
        <text:list-item>
          <text:p text:style-name="P15">Mem_Init is called one time by a process using your routines.</text:p>
        </text:list-item>
        <text:list-item>
          <text:p text:style-name="P21"><text:span text:style-name="T6">regionSize</text:span><text:span text:style-name="T1"> is the number of bytes that you should request from the OS using </text:span><text:span text:style-name="T7">mmap</text:span><text:span text:style-name="T1">.</text:span></text:p>
        </text:list-item>
        <text:list-item>
          <text:p text:style-name="P21"><text:span text:style-name="T6">regionSize</text:span><text:span text:style-name="T4"> is rounded up to </text:span><text:span text:style-name="T6">page size</text:span><text:span text:style-name="T4">.</text:span></text:p>
        </text:list-item>
      </text:list>
      <text:p text:style-name="P13"/>
      <text:p text:style-name="P5"><text:span text:style-name="T1">2. </text:span><text:span text:style-name="T10">void Mem_Alloc(int size)</text:span></text:p>
      <text:list xml:id="list2267948489" text:style-name="L3">
        <text:list-item>
          <text:p text:style-name="P24"><text:span text:style-name="T1">Mem_Alloc takes as input the </text:span><text:span text:style-name="T5">size</text:span><text:span text:style-name="T1"> in bytes of the object to be allocated and returns a pointer to the start of that object. </text:span></text:p>
        </text:list-item>
        <text:list-item>
          <text:p text:style-name="P24"><text:span text:style-name="T1">The function returns </text:span><text:span text:style-name="T12">NULL</text:span><text:span text:style-name="T1"> if there is not enough free space within regionSize allocated by Mem_Init to satisfy this request.</text:span></text:p>
        </text:list-item>
      </text:list>
      <text:p text:style-name="P13"/>
      <text:p text:style-name="P5"><text:span text:style-name="T1">3. </text:span><text:span text:style-name="T10">int Mem_Free(void *ptr)</text:span></text:p>
      <text:list xml:id="list2506042272" text:style-name="L4">
        <text:list-item>
          <text:p text:style-name="P25"><text:span text:style-name="T1">Mem_Free frees the memory object that </text:span><text:span text:style-name="T5">ptr</text:span><text:span text:style-name="T1"> falls within. </text:span></text:p>
        </text:list-item>
        <text:list-item>
          <text:p text:style-name="P25"><text:span text:style-name="T1">Just like with the standard free(), if </text:span><text:span text:style-name="T5">ptr</text:span><text:span text:style-name="T1"> is </text:span><text:span text:style-name="T12">NULL</text:span><text:span text:style-name="T1">, then no operation is performed. </text:span></text:p>
        </text:list-item>
        <text:list-item>
          <text:p text:style-name="P25"><text:span text:style-name="T1">The function returns </text:span><text:span text:style-name="T14">0 </text:span><text:span text:style-name="T1">on success and </text:span><text:span text:style-name="T13">-1</text:span><text:span text:style-name="T1"> if </text:span><text:span text:style-name="T5">ptr</text:span><text:span text:style-name="T1"> to does not fall within a currently allocated object.</text:span></text:p>
        </text:list-item>
      </text:list>
      <text:p text:style-name="P13"/>
      <text:p text:style-name="P4"><text:span text:style-name="T4">4. </text:span><text:span text:style-name="T11">int Mem_IsValid(void *ptr)</text:span><text:span text:style-name="T12"> </text:span></text:p>
      <text:list xml:id="list3975579118" text:style-name="L5">
        <text:list-item>
          <text:p text:style-name="P22"><text:span text:style-name="T1">This function returns 1 if </text:span><text:span text:style-name="T7">ptr</text:span><text:span text:style-name="T1"> falls within a currently allocated object and 0 if it does not.</text:span></text:p>
        </text:list-item>
      </text:list>
      <text:p text:style-name="P16"/>
      <text:p text:style-name="P4"><text:span text:style-name="T4">5. </text:span><text:span text:style-name="T11">int Mem_GetSize(void *ptr)</text:span></text:p>
      <text:list xml:id="list3863180735" text:style-name="L6">
        <text:list-item>
          <text:p text:style-name="P23"><text:span text:style-name="T1">If </text:span><text:span text:style-name="T7">ptr</text:span><text:span text:style-name="T1"> falls within the range of a currently allocated object, then this function returns the size in bytes of that object; otherwise, the function returns -1.</text:span></text:p>
        </text:list-item>
      </text:list>
      <text:p text:style-name="P16"/>
      <text:p text:style-name="P8"><text:span text:style-name="T1">6. </text:span><text:span text:style-name="T10">void Merge(void *ptr)</text:span></text:p>
      <text:list xml:id="list1405864187" text:style-name="L7">
        <text:list-item>
          <text:p text:style-name="P26">merges all the contiguous free blocks that are present to right and left of <text:span text:style-name="T5">ptr</text:span>.</text:p>
        </text:list-item>
      </text:list>
      <text:list xml:id="list205822407739025" text:continue-list="list2267948489" text:style-name="L3">
        <text:list-header>
          <text:p text:style-name="P14"><text:s/></text:p>
        </text:list-header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FreeMono1" svg:font-family="FreeMono" style:font-adornments="Bold" style:font-family-generic="modern" style:font-pitch="fixed"/>
    <style:font-face style:name="Liberation Mono" svg:font-family="'Liberation Mono'" style:font-family-generic="modern" style:font-pitch="fixed"/>
    <style:font-face style:name="padmaa-Bold.1.1" svg:font-family="padmaa-Bold.1.1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7:57:11.854869422</meta:creation-date>
    <meta:generator>LibreOffice/6.0.7.3$Linux_X86_64 LibreOffice_project/00m0$Build-3</meta:generator>
    <dc:date>2019-11-27T19:37:26.419448954</dc:date>
    <meta:editing-duration>PT15M</meta:editing-duration>
    <meta:editing-cycles>3</meta:editing-cycles>
    <meta:document-statistic meta:table-count="0" meta:image-count="0" meta:object-count="0" meta:page-count="1" meta:paragraph-count="32" meta:word-count="281" meta:character-count="1628" meta:non-whitespace-character-count="1389"/>
  </office:meta>
</office:document-meta>
</file>